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88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fo:font-weight="normal" fo:font-family="Calibri" style:font-family-asian="Calibri" style:font-family-complex="Calibri" fo:background-color="transparent" style:use-window-font-color="true" fo:font-style="italic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MS PGothic'" style:font-family-asian="'MS PGothic'" style:font-family-complex="'MS PGothic'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36.00pt" fo:text-indent="-18.00pt" fo:margin-bottom="10.00pt">
        <style:tab-stops>
          <style:tab-stop style:position="0.00pt"/>
        </style:tab-stops>
      </style:paragraph-properties>
    </style:style>
    <style:style style:name="P7" style:family="paragraph">
      <style:paragraph-properties fo:line-height="115.00%" fo:text-align="left" fo:margin-left="36.00pt" fo:text-indent="-18.00pt" fo:margin-bottom="10.00pt">
        <style:tab-stops>
          <style:tab-stop style:position="0.00pt"/>
        </style:tab-stops>
      </style:paragraph-properties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center" fo:margin-bottom="10.00pt"/>
    </style:style>
  </office:automatic-styles>
  <office:body>
    <office:text>
      <text:p text:style-name="P1"><text:span text:style-name="T1">Kinkel Adrian</text:span></text:p>
      <text:p text:style-name="P2"><text:span text:style-name="T2">Specyfikacja gry "GoBird".</text:span></text:p>
      <text:p text:style-name="P2"><text:span text:style-name="T3"/></text:p>
      <text:p text:style-name="P3"><text:span text:style-name="T4">Streszczenie:</text:span></text:p>
      <text:p text:style-name="P3"><text:span text:style-name="T5">U</text:span><text:span text:style-name="T6">żytkownik wciela się w małego ptaszka, kt</text:span><text:span text:style-name="T7">óry ma zadanie przelecie</text:span><text:span text:style-name="T8">ć jak najdłuższą drogę przy napotykających go przeszkodach.</text:span></text:p>
      <text:p text:style-name="P3"><text:span text:style-name="T9">1. Wst</text:span><text:span text:style-name="T10">ęp:</text:span></text:p>
      <text:p text:style-name="P3"><text:span text:style-name="T11">1.1. Cel:</text:span></text:p>
      <text:p text:style-name="P3"><text:span text:style-name="T12">Celem gry b</text:span><text:span text:style-name="T13">ędzie zdobycie jak największego wyniku, czyli przelecenia jak najdłuższej trasy bez uderzenia w przeszkodę.</text:span></text:p>
      <text:p text:style-name="P3"><text:span text:style-name="T14">1.2. Zakres:</text:span></text:p>
      <text:p text:style-name="P3"><text:span text:style-name="T15">Zakres gry polega na omijaniu przeszkód ma</text:span><text:span text:style-name="T16">łym ptaszkiem i skupieniu się na zdobyciu jak największego wyniku.</text:span></text:p>
      <text:p text:style-name="P3"><text:span text:style-name="T17">1.3. Definicje, akronimy i skróty:</text:span></text:p>
      <text:p text:style-name="P3"><text:span text:style-name="T18">Clicker</text:span><text:span text:style-name="T19"><text:s/>- charakterystyczna nazwa dla gier polegaj</text:span><text:span text:style-name="T20">ąca tylko na używaniu jednego przycisku w celu jakiejkolwiek interakcji. </text:span></text:p>
      <text:p text:style-name="P3"><text:span text:style-name="T21">2D</text:span><text:span text:style-name="T22"><text:s/>- grafika dwuwymiarowa.</text:span></text:p>
      <text:p text:style-name="P3"><text:span text:style-name="T23">1.4. Referencje, odsy</text:span><text:span text:style-name="T24">łacze do innych dokument</text:span><text:span text:style-name="T25">ów:</text:span></text:p>
      <text:p text:style-name="P3"><text:span text:style-name="T26">Pomys</text:span><text:span text:style-name="T27">ł na moją grę zaczerpnąłem z aplikacji na smartphone FlappyBird, w kt</text:span><text:span text:style-name="T28">órej sam sp</text:span><text:span text:style-name="T29">ędziłem mn</text:span><text:span text:style-name="T30">óstwo czasu.</text:span></text:p>
      <text:p text:style-name="P3"><text:a xlink:href="https://psmag.com/.image/t_share/MTI3NTgyMjIwOTYwNjM1MzU4/flappy-bird.jpg"><text:span text:style-name="T31">https://psmag.com/.image/t_share/MTI3NTgyMjIwOTYwNjM1MzU4/flappy-bird.jpg</text:span></text:a><text:span text:style-name="T32"/></text:p>
      <text:p text:style-name="P3"><text:span text:style-name="T33">1.5. Krótki przegl</text:span><text:span text:style-name="T34">ąd:</text:span></text:p>
      <text:p text:style-name="P3"><text:span text:style-name="T35">Gra b</text:span><text:span text:style-name="T36">ędzie typowym clickerem, na pierwszy rzut oka wygląda niepozornie lecz emocje z nią związane wywołują świetną rozrywkę.</text:span></text:p>
      <text:p text:style-name="P3"><text:span text:style-name="T37">2. Ogólny opis:</text:span></text:p>
      <text:p text:style-name="P3"><text:span text:style-name="T37">2.1. Walory u</text:span><text:span text:style-name="T38">żytkowe i przydatność projektowanego systemu:</text:span></text:p>
      <text:p text:style-name="P3"><text:span text:style-name="T39">Gra b</text:span><text:span text:style-name="T40">ędzie idealna na spędzanie wolnego czasu i rywalizację ze znajomymi.</text:span></text:p>
      <text:p text:style-name="P3"><text:span text:style-name="T41">2.2. Ogólne mo</text:span><text:span text:style-name="T42">żliwości projektowanego systemu:</text:span></text:p>
      <text:p text:style-name="P3"><text:span text:style-name="T43">Projekt powinnien sprawdzi</text:span><text:span text:style-name="T44">ć się dla każdej osoby chętnej na chwilę odskoczni od świata realnego. Gra nie będzie miała poziom</text:span><text:span text:style-name="T45">ów trudno</text:span><text:span text:style-name="T46">ści czy skomplikowanej mechaniki więc sprawdzi się dla użytkownika o dowolnym wieku.</text:span></text:p>
      <text:p text:style-name="P3"><text:span text:style-name="T47">2.3. Ogólne ograniczenia:</text:span></text:p>
      <text:p text:style-name="P3"><text:span text:style-name="T48">Gra najprawdopobniej b</text:span><text:span text:style-name="T49">ędzie stworzona na modelu gier 2D (widzimy postać od boku). Naszym zadaniem będzie naciskanie jednego klawisza więc sama mechanika gry i model 2D może nie odpowiadać każdemu użytkownikowi.</text:span></text:p>
      <text:p text:style-name="P3"><text:span text:style-name="T50">2.4. Charakterystyka u</text:span><text:span text:style-name="T51">żytkownik</text:span><text:span text:style-name="T52">ów:</text:span></text:p>
      <text:p text:style-name="P3"><text:span text:style-name="T53">Ka</text:span><text:span text:style-name="T54">żdy użytkownik początkowo wciela się w tą samą postać(małego ptaka). Przebieg gry będzie zmieniał się wraz z jej postępem przez losowo generowany tor. Użytkownik ma wpływ na to czy uda mu się ominąć przeszkody czy też nie.</text:span></text:p>
      <text:p text:style-name="P3"><text:span text:style-name="T55">2.5.<text:s/></text:span><text:span text:style-name="T56">Środowisko operacyjne:</text:span></text:p>
      <text:p text:style-name="P3"><text:span text:style-name="T57">Środowiskiem operacyjnym projektu będzie Visual Studio 2017.</text:span></text:p>
      <text:p text:style-name="P3"><text:span text:style-name="T58">2.6. Za</text:span><text:span text:style-name="T59">łożenia i zależności:</text:span></text:p>
      <text:p text:style-name="P3"><text:span text:style-name="T60">W grze naszym zadaniem b</text:span><text:span text:style-name="T61">ędzie kontrolowanie lotu ptaka przy użyciu klawisza "SPACE". Gdy nacisniemy klawisz podfruniemy nieco w g</text:span><text:span text:style-name="T62">ór</text:span><text:span text:style-name="T63">ę. Spadanie ptaka będzie samoistne bez używania czegokolwiek. Przeszkodami naszego bohatera będą losowo generowane w r</text:span><text:span text:style-name="T64">ó</text:span><text:span text:style-name="T65">żnych rozmiarach kolumny z g</text:span><text:span text:style-name="T66">óry i z do</text:span><text:span text:style-name="T67">łu planszy, pomiędzy kt</text:span><text:span text:style-name="T68">órymi musimy si</text:span><text:span text:style-name="T69">ę zmieścić. W przypadku gdy uderzymy w kt</text:span><text:span text:style-name="T70">ór</text:span><text:span text:style-name="T71">ąś z kolumn nasza rozgrywka dobiega końca i możemy zacząć od początku. Grę zaczynamy od naciśnięcia przycisku "SPACE". Przy użyciu klawisza "ESC" wejdziemy w MENU, kt</text:span><text:span text:style-name="T72">óre b</text:span><text:span text:style-name="T73">ędzie służyło za pauze naszej gry oraz znajdziemy w nim możliwość wyłączenia bądź włączenia muzyki i wyjście z gry. Licznik punkt</text:span><text:span text:style-name="T74">ów(ilo</text:span><text:span text:style-name="T75">ść kolumn, kt</text:span><text:span text:style-name="T76">óre uda</text:span><text:span text:style-name="T77">ło nam się ominąć) będzie ukazywany podczas rozgrywki oraz podsumowanie po jej zakończeniu.</text:span></text:p>
      <text:p text:style-name="P3"><text:span text:style-name="T78">3. Specyficzne wymagania:</text:span></text:p>
      <text:p text:style-name="P3"><text:span text:style-name="T78">3.1. Wymagania funkcjonalne (funkcje systemu):</text:span></text:p>
      <text:p text:style-name="P3"><text:span text:style-name="T79">Gra powinna dzia</text:span><text:span text:style-name="T80">łać na większości system</text:span><text:span text:style-name="T81">ów operacyjnych na których przynajmniej znajduje si</text:span><text:span text:style-name="T82">ę Windows XP.</text:span></text:p>
      <text:p text:style-name="P3"><text:span text:style-name="T83">3.2. Wymagania niefunkcjonalne (ograniczenia):</text:span></text:p>
      <text:p text:style-name="P3"><text:span text:style-name="T84">Gra nie b</text:span><text:span text:style-name="T85">ędzie działała na smartphonach.</text:span></text:p>
      <text:p text:style-name="P3"><text:span text:style-name="T86"/></text:p>
      <text:p text:style-name="P4"><draw:frame text:anchor-type="as-char" svg:width="152.40mm" svg:height="97.90mm" style:rel-width="scale" style:rel-height="scale"><draw:object-ole xlink:href="OleObj1"/><draw:image xlink:href="ObjectReplacements/OleObj1"/></draw:frame><text:span text:style-name="T86"/></text:p>
      <text:p text:style-name="P5"><text:span text:style-name="T86"/></text:p>
      <text:p text:style-name="P5"><text:span text:style-name="T87"><text:tab/></text:span><text:span text:style-name="T88">Harmonogram</text:span><text:span text:style-name="T89">:</text:span><text:span text:style-name="T90"/></text:p>
      <text:p text:style-name="P6"><text:span text:style-name="T91">・</text:span><text:span text:style-name="T92"><text:tab/></text:span><text:span text:style-name="T93">1</text:span><text:span text:style-name="T94"><text:s/>tydz. - stworzenie g</text:span><text:span text:style-name="T95">ł</text:span><text:span text:style-name="T96">ównej postaci i pojawianie si</text:span><text:span text:style-name="T97">ę jej w konsoli (dodanie klawiatury<text:s/></text:span><text:span text:style-name="T98">–</text:span><text:span text:style-name="T99"><text:s/>ruch postaci).</text:span></text:p>
      <text:p text:style-name="P6"><text:span text:style-name="T100">・</text:span><text:span text:style-name="T101"><text:tab/></text:span><text:span text:style-name="T102">2</text:span><text:span text:style-name="T103"><text:s/>tydz.- tworzenie bitmap i dodanie ich do programu.</text:span></text:p>
      <text:p text:style-name="P6"><text:span text:style-name="T104">・</text:span><text:span text:style-name="T105"><text:tab/></text:span><text:span text:style-name="T106">3</text:span><text:span text:style-name="T107"><text:s/>tydz. - dodajemy do gry poruszanie si</text:span><text:span text:style-name="T108">ę planszy.</text:span></text:p>
      <text:p text:style-name="P6"><text:span text:style-name="T109">・</text:span><text:span text:style-name="T110"><text:tab/></text:span><text:span text:style-name="T111">3</text:span><text:span text:style-name="T112"><text:s/>tydz. - dodajemy do<text:s/></text:span><text:span text:style-name="T113">gry losowo generujące się kolumny.<text:s/></text:span><text:span text:style-name="T114"/></text:p>
      <text:p text:style-name="P6"><text:span text:style-name="T115">・</text:span><text:span text:style-name="T116"><text:tab/></text:span><text:span text:style-name="T117">4</text:span><text:span text:style-name="T118"><text:s/>tydz. - dodajemy wykrywanie kolizji<text:s/></text:span><text:span text:style-name="T119">–</text:span><text:span text:style-name="T120"><text:s/>dzia</text:span><text:span text:style-name="T121">łanie na uderzenie w przeszkody(kolumny<text:s/></text:span><text:span text:style-name="T122">–</text:span><text:span text:style-name="T123"><text:s/>bitmapy).</text:span><text:span text:style-name="T124"><text:s text:c="2"/></text:span><text:span text:style-name="T125"/></text:p>
      <text:p text:style-name="P6"><text:span text:style-name="T126">・</text:span><text:span text:style-name="T127"><text:tab/></text:span><text:span text:style-name="T128">5</text:span><text:span text:style-name="T129"><text:s/>tydz. - dodajemy licznik punktów oraz d</text:span><text:span text:style-name="T130">źwięki.</text:span></text:p>
      <text:p text:style-name="P7"><text:span text:style-name="T131">・</text:span><text:span text:style-name="T132"><text:tab/></text:span><text:span text:style-name="T133">6</text:span><text:span text:style-name="T134"><text:s/>tydz. - stworzenie g</text:span><text:span text:style-name="T135">ł</text:span><text:span text:style-name="T136">ównego menu.</text:span><text:span text:style-name="T137"/></text:p>
      <text:p text:style-name="P8"><text:span text:style-name="T138"><text:s text:c="6"/></text:span><text:span text:style-name="T139">・</text:span><text:span text:style-name="T140"><text:tab/></text:span><text:span text:style-name="T141">7</text:span><text:span text:style-name="T142"><text:s/>tydz.- optymalizowanie gry i dok</text:span><text:span text:style-name="T143">ładne jej sprawdzanie. </text:span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8"><text:span text:style-name="T144"/></text:p>
      <text:p text:style-name="P9"><text:span text:style-name="T144"/></text:p>
      <text:p text:style-name="P9"><text:span text:style-name="T1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